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style-name="WW_Chartech-listLVL1"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edu-sub" style:family="text">
      <style:text-properties style:font-name="Arial Narrow" style:text-underline-type="none" fo:font-style="italic" fo:font-size="3.5mm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8mm" fo:padding-right="0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"VisualPlugin"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seeking a full- or part-time position in Orange County, California.  I can work remotely or in-person.<text:line-break/>My objective is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React</text:p>
          </text:list-item>
          <text:list-item>
            <text:p text:style-name="tech-skill">MongoDB</text:p>
          </text:list-item>
          <text:list-item>
            <text:p text:style-name="tech-skill">Roblox Lua(u)</text:p>
          </text:list-item>
          <text:list-item>
            <text:p text:style-name="tech-skill">Python</text:p>
          </text:list-item>
          <text:list-item>
            <text:p text:style-name="tech-skill">FFmpeg</text:p>
          </text:list-item>
          <text:list-item>
            <text:p text:style-name="tech-skill">PowerShell</text:p>
          </text:list-item>
          <text:list-item>
            <text:p text:style-name="tech-skill">GNU/Linux</text:p>
          </text:list-item>
          <text:list-item>
            <text:p text:style-name="tech-skill">Network Stack</text:p>
          </text:list-item>
          <text:list-item>
            <text:p text:style-name="tech-skill">TCP/IP</text:p>
          </text:list-item>
          <text:list-item>
            <text:p text:style-name="tech-skill">Bash</text:p>
          </text:list-item>
          <text:list-item>
            <text:p text:style-name="tech-skill">C++</text:p>
          </text:list-item>
          <text:list-item>
            <text:p text:style-name="tech-skill">Docker Compose</text:p>
          </text:list-item>
          <text:list-item>
            <text:p text:style-name="tech-skill">PHP</text:p>
          </text:list-item>
          <text:list-item>
            <text:p text:style-name="tech-skill">MySQL</text:p>
          </text:list-item>
          <text:list-item>
            <text:p text:style-name="tech-skill">Documentation</text:p>
          </text:list-item>
          <text:list-item>
            <text:p text:style-name="tech-skill">VS Code</text:p>
          </text:list-item>
          <text:list-item>
            <text:p text:style-name="tech-skill">UX Design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University of California, Irvine<text:span text:style-name="edu-sub"> – 3.671 GPA</text:span>
						</text:p>
            <text:list text:style-name="edu-list" text:continue-numbering="true">
              <text:list-item>
                <text:p text:style-name="edu-desc">Completed a B.S. in Software Engineering</text:p>
              </text:list-item>
              <text:list-item>
                <text:p text:style-name="edu-desc">Demonstrated strong proficiency in courses relating to the network stack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MS in Software Engineering programme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with the objective to revive buffets that had to close due to Covid.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separate user interfaces for customers, cashiers, and kitchen staff</text:p>
              </text:list-item>
              <text:list-item>
                <text:p text:style-name="proj-desc">Streamlined the Covid dining experience UX with mobile device ordering</text:p>
              </text:list-item>
              <text:list-item>
                <text:p text:style-name="proj-desc">Developed a cashier system for efficient order tracking</text:p>
              </text:list-item>
              <text:list-item>
                <text:p text:style-name="proj-desc">Built a front-end for bussers to ensure timely order preparation and delivery</text:p>
              </text:list-item>
            </text:list>
          </table:table-cell>
          <table:table-cell table:style-name="date-cell">
            <text:p text:style-name="date">2021-03 / 2021-04</text:p>
          </table:table-cell>
        </table:table-row>
        <table:table-row table:style-name="sect-row">
          <table:table-cell table:style-name="sect-cell">
            <text:p text:style-name="proj-head">
							<text:a xlink:href="https://github.com/GoAnimate-Wrapper/GoAnimate-Wrapper">
								<text:span text:style-name="proj-title">
								GoAnimate Wrapper</text:span>
							</text:a>is a locally-hosted project with product features to interop with Vyond's Legacy Video Maker. With a team of community experts, Wrapper became my most significant production-level full-stack web infrastructure project.</text:p>
            <text:list text:style-name="proj-list" text:continue-numbering="true">
              <text:list-item>
                <text:p text:style-name="proj-desc">Created a modern Node.JS interface replicating GoAnimate's back-end functionalities</text:p>
              </text:list-item>
              <text:list-item>
                <text:p text:style-name="proj-desc">Reverse-engineered Shockwave Flash files and analyzed legacy ActionScript code</text:p>
              </text:list-item>
              <text:list-item>
                <text:p text:style-name="proj-desc">Delivered hundreds of engaging video experiences by May 2021</text:p>
              </text:list-item>
              <text:list-item>
                <text:p text:style-name="proj-desc">Over 21,000 results on a YouTube query for Wrapper and derivative works</text:p>
              </text:list-item>
            </text:list>
          </table:table-cell>
          <table:table-cell table:style-name="date-cell">
            <text:p text:style-name="date">2019-12 / 2020-11</text:p>
          </table:table-cell>
        </table:table-row>
        <table:table-row table:style-name="sect-row">
          <table:table-cell table:style-name="sect-cell">
            <text:p text:style-name="proj-head">
							<text:a xlink:href="https://windows81.github.io">
								<text:span text:style-name="proj-title">
								Windows81.github.io</text:span>
							</text:a>is a personal website hosted on GitHub Pages.</text:p>
            <text:list text:style-name="proj-list" text:continue-numbering="true">
              <text:list-item>
                <text:p text:style-name="proj-desc">Compiled my creative 3D-showcasing work on Rōblox</text:p>
              </text:list-item>
              <text:list-item>
                <text:p text:style-name="proj-desc">Incorporated elements of responsive philosophy</text:p>
              </text:list-item>
              <text:list-item>
                <text:p text:style-name="proj-desc">Hand-coded using HTML and CSS, sans third-party frameworks</text:p>
              </text:list-item>
            </text:list>
          </table:table-cell>
          <table:table-cell table:style-name="date-cell">
            <text:p text:style-name="date">2020-05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Contracted Graphic Designer @ Islamic Institute of Orange County<text:span text:style-name="work-sub"> et al.</text:span>
						</text:p>
            <text:p text:style-name="work-desc">
							Advertised social events with non-profits, such as Islamic Institute of Orange County and Sabil USA
						</text:p>
            <text:p text:style-name="work-desc">
							Commissioned to design over 20 event fliers for non-profit organizations
						</text:p>
          </table:table-cell>
          <table:table-cell table:style-name="date-cell">
            <text:p text:style-name="date">2016-04 ∕ Present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p text:style-name="work-desc">
							Consulted in provisioning GNU/Linux file servers for office use using Ubuntu and Samba
						</text:p>
            <text:p text:style-name="work-desc">
							Assisted in architectural and structural design plans of commercial and industrial sites
						</text:p>
          </table:table-cell>
          <table:table-cell table:style-name="date-cell">
            <text:p text:style-name="date">2015-06 / Present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uto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7.53mm" text:min-label-width="0.00mm" text:list-level-position-and-space-mode="label-alignment">
          <style:list-level-label-alignment text:label-followed-by="listtab" fo:margin-left="7.53mm" fo:text-indent="0.00mm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20.28mm" text:min-label-width="0.00mm" text:list-level-position-and-space-mode="label-alignment">
          <style:list-level-label-alignment text:label-followed-by="listtab" fo:margin-left="20.28mm" fo:text-indent="0.00mm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32.98mm" text:min-label-width="0.00mm" text:list-level-position-and-space-mode="label-alignment">
          <style:list-level-label-alignment text:label-followed-by="listtab" fo:margin-left="32.98mm" fo:text-indent="0.00mm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45.68mm" text:min-label-width="0.00mm" text:list-level-position-and-space-mode="label-alignment">
          <style:list-level-label-alignment text:label-followed-by="listtab" fo:margin-left="45.68mm" fo:text-indent="0.00mm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58.38mm" text:min-label-width="0.00mm" text:list-level-position-and-space-mode="label-alignment">
          <style:list-level-label-alignment text:label-followed-by="listtab" fo:margin-left="58.38mm" fo:text-indent="0.00mm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71.08mm" text:min-label-width="0.00mm" text:list-level-position-and-space-mode="label-alignment">
          <style:list-level-label-alignment text:label-followed-by="listtab" fo:margin-left="71.08mm" fo:text-indent="0.00mm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83.78mm" text:min-label-width="0.00mm" text:list-level-position-and-space-mode="label-alignment">
          <style:list-level-label-alignment text:label-followed-by="listtab" fo:margin-left="83.78mm" fo:text-indent="0.00mm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96.48mm" text:min-label-width="0.00mm" text:list-level-position-and-space-mode="label-alignment">
          <style:list-level-label-alignment text:label-followed-by="listtab" fo:margin-left="96.48mm" fo:text-indent="0.00mm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109.18mm" text:min-label-width="0.00mm" text:list-level-position-and-space-mode="label-alignment">
          <style:list-level-label-alignment text:label-followed-by="listtab" fo:margin-left="109.18mm" fo:text-indent="0.00mm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6.35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 Narrow"/>
      </text:list-level-style-bullet>
      <text:list-level-style-bullet text:level="2" text:style-name="WW_CharLFO2LVL2" text:bullet-char="o">
        <style:list-level-properties text:space-before="19.05mm" text:min-label-width="6.35mm" text:list-level-position-and-space-mode="label-alignment">
          <style:list-level-label-alignment text:label-followed-by="listtab" fo:margin-left="25.40mm" fo:text-indent="-6.35mm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31.75mm" text:min-label-width="6.35mm" text:list-level-position-and-space-mode="label-alignment">
          <style:list-level-label-alignment text:label-followed-by="listtab" fo:margin-left="38.10mm" fo:text-indent="-6.35mm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44.45mm" text:min-label-width="6.35mm" text:list-level-position-and-space-mode="label-alignment">
          <style:list-level-label-alignment text:label-followed-by="listtab" fo:margin-left="50.80mm" fo:text-indent="-6.35mm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57.15mm" text:min-label-width="6.35mm" text:list-level-position-and-space-mode="label-alignment">
          <style:list-level-label-alignment text:label-followed-by="listtab" fo:margin-left="63.50mm" fo:text-indent="-6.35mm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69.85mm" text:min-label-width="6.35mm" text:list-level-position-and-space-mode="label-alignment">
          <style:list-level-label-alignment text:label-followed-by="listtab" fo:margin-left="76.20mm" fo:text-indent="-6.35mm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2.55mm" text:min-label-width="6.35mm" text:list-level-position-and-space-mode="label-alignment">
          <style:list-level-label-alignment text:label-followed-by="listtab" fo:margin-left="88.90mm" fo:text-indent="-6.35mm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5.25mm" text:min-label-width="6.35mm" text:list-level-position-and-space-mode="label-alignment">
          <style:list-level-label-alignment text:label-followed-by="listtab" fo:margin-left="101.60mm" fo:text-indent="-6.35mm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107.95mm" text:min-label-width="6.35mm" text:list-level-position-and-space-mode="label-alignment">
          <style:list-level-label-alignment text:label-followed-by="listtab" fo:margin-left="114.30mm" fo:text-indent="-6.35mm"/>
        </style:list-level-properties>
        <style:text-properties style:font-name="Wingdings"/>
      </text:list-level-style-bullet>
    </text:list-style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4-05-08 03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